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1.008cm" fo:min-width="0.758cm"/>
      <style:paragraph-properties style:writing-mode="lr-tb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1.528cm" fo:min-width="2.929cm"/>
      <style:paragraph-properties style:writing-mode="lr-tb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1.148cm" fo:min-width="0.898cm"/>
      <style:paragraph-properties style:writing-mode="lr-tb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2.29cm" fo:min-width="3.437cm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Open Sans Extrabold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cccccc"/>
      <style:paragraph-properties fo:text-align="center"/>
      <style:text-properties style:font-name="Open Sans Extrabold" fo:font-size="16pt" style:font-size-asian="16pt" style:font-size-complex="16pt"/>
    </style:style>
    <style:style style:name="P4" style:family="paragraph">
      <loext:graphic-properties draw:fill-color="#cccccc"/>
      <style:paragraph-properties fo:text-align="center"/>
      <style:text-properties style:font-name="Open Sans Extra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style:font-name="Open Sans" fo:font-size="13pt" fo:font-weight="bold" style:font-size-asian="10pt" style:font-size-complex="10pt"/>
    </style:style>
    <style:style style:name="P7" style:family="paragraph">
      <loext:graphic-properties draw:fill="none" draw:fill-color="#ffffff"/>
      <style:text-properties style:font-name="Open Sans" fo:font-size="13pt" fo:font-weight="bold" style:font-size-asian="10pt" style:font-size-complex="10pt"/>
    </style:style>
    <style:style style:name="P8" style:family="paragraph">
      <loext:graphic-properties draw:fill="none" draw:fill-color="#ffffff"/>
      <style:text-properties style:font-name="Open Sans1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Open Sans Extrabold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Open Sans Extrabold" fo:font-size="16pt" style:font-size-asian="16pt" style:font-size-complex="16pt"/>
    </style:style>
    <style:style style:name="T3" style:family="text">
      <style:text-properties style:font-name="Open Sans Extrabold"/>
    </style:style>
    <style:style style:name="T4" style:family="text">
      <style:text-properties style:font-size-asian="10pt" style:font-size-complex="10pt"/>
    </style:style>
    <style:style style:name="T5" style:family="text">
      <style:text-properties style:font-name="Open Sans1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778cm" svg:height="1.778cm" svg:x="18.385cm" svg:y="0.777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.429cm" svg:height="1.778cm" svg:x="8.949cm" svg:y="0.777cm">
          <text:p text:style-name="P1"><text:span text:style-name="T2">Current</text:span></text:p>
          <text:p text:style-name="P1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2.794cm" svg:height="2.794cm" svg:x="14.429cm" svg:y="0.269cm">
          <text:p text:style-name="P1"><text:span text:style-name="T3">FO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4" draw:id="id4" draw:layer="layout" svg:width="3.937cm" svg:height="2.54cm" svg:x="2.853cm" svg:y="0.396cm">
          <text:p text:style-name="P1"><text:span text:style-name="T3">Position</text:span></text:p>
          <text:p text:style-name="P1"><text:span text:style-name="T3">Controller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917cm" svg:y1="1.662cm" svg:x2="8.822cm" svg:y2="1.662cm">
          <text:p text:style-name="P1"><text:s text:c="2"/></text:p>
        </draw:line>
        <draw:line draw:style-name="gr6" draw:text-style-name="P5" draw:layer="layout" svg:x1="12.505cm" svg:y1="1.662cm" svg:x2="14.283cm" svg:y2="1.662cm">
          <text:p/>
        </draw:line>
        <draw:line draw:style-name="gr6" draw:text-style-name="P5" draw:layer="layout" svg:x1="0.313cm" svg:y1="0.9cm" svg:x2="2.853cm" svg:y2="0.9cm">
          <text:p/>
        </draw:line>
        <draw:line draw:style-name="gr6" draw:text-style-name="P5" draw:layer="layout" svg:x1="0.313cm" svg:y1="1.608cm" svg:x2="2.853cm" svg:y2="1.608cm">
          <text:p/>
        </draw:line>
        <draw:line draw:style-name="gr6" draw:text-style-name="P5" draw:layer="layout" svg:x1="0.313cm" svg:y1="2.416cm" svg:x2="2.853cm" svg:y2="2.416cm">
          <text:p/>
        </draw:line>
        <draw:frame draw:style-name="gr7" draw:text-style-name="P7" draw:layer="layout" svg:width="2.408cm" svg:height="0.873cm" svg:x="0.132cm" svg:y="0.138cm">
          <draw:text-box>
            <text:p text:style-name="P6"><text:span text:style-name="T4">Position</text:span></text:p>
          </draw:text-box>
        </draw:frame>
        <draw:frame draw:style-name="gr7" draw:text-style-name="P7" draw:layer="layout" svg:width="2.429cm" svg:height="0.873cm" svg:x="0.111cm" svg:y="0.938cm">
          <draw:text-box>
            <text:p text:style-name="P6"><text:span text:style-name="T4">Velocity</text:span></text:p>
          </draw:text-box>
        </draw:frame>
        <draw:frame draw:style-name="gr8" draw:text-style-name="P7" draw:layer="layout" svg:width="2.301cm" svg:height="0.873cm" svg:x="0.112cm" svg:y="1.739cm">
          <draw:text-box>
            <text:p text:style-name="P6"><text:span text:style-name="T4">Torque</text:span></text:p>
          </draw:text-box>
        </draw:frame>
        <draw:frame draw:style-name="gr9" draw:text-style-name="P7" draw:layer="layout" svg:width="2.667cm" svg:height="0.873cm" svg:x="6.79cm" svg:y="0.711cm">
          <draw:text-box>
            <text:p text:style-name="P6"><text:span text:style-name="T4">Torque</text:span></text:p>
          </draw:text-box>
        </draw:frame>
        <draw:line draw:style-name="gr6" draw:text-style-name="P5" draw:layer="layout" svg:x1="17.304cm" svg:y1="1.258cm" svg:x2="18.32cm" svg:y2="1.258cm">
          <text:p/>
        </draw:line>
        <draw:line draw:style-name="gr6" draw:text-style-name="P5" draw:layer="layout" svg:x1="17.304cm" svg:y1="1.639cm" svg:x2="18.32cm" svg:y2="1.639cm">
          <text:p/>
        </draw:line>
        <draw:line draw:style-name="gr6" draw:text-style-name="P5" draw:layer="layout" svg:x1="17.304cm" svg:y1="2.02cm" svg:x2="18.32cm" svg:y2="2.02cm">
          <text:p/>
        </draw:line>
        <draw:frame draw:style-name="gr7" draw:text-style-name="P7" draw:layer="layout" svg:width="2.286cm" svg:height="0.873cm" svg:x="12.351cm" svg:y="0.711cm">
          <draw:text-box>
            <text:p text:style-name="P6"><text:span text:style-name="T4">Voltage</text:span></text:p>
          </draw:text-box>
        </draw:frame>
        <draw:connector draw:style-name="gr6" draw:text-style-name="P5" draw:layer="layout" draw:line-skew="0.71cm" svg:x1="15.826cm" svg:y1="3.063cm" svg:x2="10.663cm" svg:y2="2.555cm" draw:start-shape="id1" draw:start-glue-point="6" draw:end-shape="id2" draw:end-glue-point="2" svg:d="M15826 3063v1212h-5163v-1720" svg:viewBox="0 0 5164 1721">
          <text:p/>
        </draw:connector>
        <draw:connector draw:style-name="gr6" draw:text-style-name="P5" draw:layer="layout" draw:line-skew="2.362cm" svg:x1="19.274cm" svg:y1="2.555cm" svg:x2="4.821cm" svg:y2="2.936cm" draw:start-shape="id3" draw:start-glue-point="8" draw:end-shape="id4" draw:end-glue-point="2" svg:d="M19274 2555v3244h-14453v-2863" svg:viewBox="0 0 14454 3245">
          <text:p/>
        </draw:connector>
        <draw:frame draw:style-name="gr10" draw:text-style-name="P8" draw:layer="layout" svg:width="4.562cm" svg:height="0.873cm" svg:x="10.935cm" svg:y="3.402cm">
          <draw:text-box>
            <text:p><text:span text:style-name="T5">Current Feedback</text:span></text:p>
          </draw:text-box>
        </draw:frame>
        <draw:frame draw:style-name="gr10" draw:text-style-name="P8" draw:layer="layout" svg:width="6.721cm" svg:height="0.873cm" svg:x="8.568cm" svg:y="4.953cm">
          <draw:text-box>
            <text:p><text:span text:style-name="T5">Position, Velocity Feedbac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20.574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3:14:49.891508156</meta:creation-date>
    <dc:date>2021-02-12T13:46:41.880003402</dc:date>
    <meta:editing-duration>PT11M30S</meta:editing-duration>
    <meta:editing-cycles>4</meta:editing-cycles>
    <meta:generator>LibreOffice/6.4.6.2$Linux_X86_64 LibreOffice_project/40$Build-2</meta:generator>
    <meta:document-statistic meta:object-count="21"/>
  </office:meta>
</office:document-meta>
</file>